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EF00000100449980F754237323.png" manifest:media-type="image/png"/>
  <manifest:file-entry manifest:full-path="Pictures/10000200000000AB000000ABB8FBD718341C8EF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2e6b"/>
    </style:style>
    <style:style style:name="P2" style:family="paragraph" style:parent-style-name="Standard">
      <style:paragraph-properties fo:text-align="center" style:justify-single-word="false"/>
      <style:text-properties officeooo:paragraph-rsid="00207272"/>
    </style:style>
    <style:style style:name="P3" style:family="paragraph" style:parent-style-name="Standard">
      <style:paragraph-properties fo:text-align="start" style:justify-single-word="false"/>
      <style:text-properties officeooo:rsid="002260b7" officeooo:paragraph-rsid="002260b7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207272" officeooo:paragraph-rsid="00207272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214f67" officeooo:paragraph-rsid="00214f67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214f67" officeooo:paragraph-rsid="002260b7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1d5e2" officeooo:paragraph-rsid="00214f67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1d5e2" officeooo:paragraph-rsid="002260b7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045c2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officeooo:rsid="00207272" officeooo:paragraph-rsid="00207272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rsid="00214f67" officeooo:paragraph-rsid="00214f6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45c2" officeooo:paragraph-rsid="00207272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260b7" officeooo:paragraph-rsid="002260b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4f67" officeooo:paragraph-rsid="002260b7"/>
    </style:style>
    <style:style style:name="T1" style:family="text">
      <style:text-properties officeooo:rsid="0024c6b1"/>
    </style:style>
    <style:style style:name="T2" style:family="text">
      <style:text-properties style:text-position="super 58%" officeooo:rsid="0024c6b1"/>
    </style:style>
    <style:style style:name="T3" style:family="text">
      <style:text-properties style:text-position="super 58%" style:font-name="Liberation Serif"/>
    </style:style>
    <style:style style:name="T4" style:family="text">
      <style:text-properties officeooo:rsid="002045c2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045c2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045c2"/>
    </style:style>
    <style:style style:name="T9" style:family="text">
      <style:text-properties style:font-name="Liberation Serif" officeooo:rsid="00207272"/>
    </style:style>
    <style:style style:name="T10" style:family="text">
      <style:text-properties style:font-name="Liberation Serif" officeooo:rsid="0021d5e2"/>
    </style:style>
    <style:style style:name="T11" style:family="text">
      <style:text-properties style:font-name="Liberation Serif" officeooo:rsid="0025f077"/>
    </style:style>
    <style:style style:name="T12" style:family="text">
      <style:text-properties officeooo:rsid="00207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5.04" style:data-style-name="N0">5.04</text:variable-set>: <text:span text:style-name="T4">Forces on Inclined Planes</text:span></text:p>
      <text:list xml:id="list2808536962" text:style-name="L1">
        <text:list-item>
          <text:p text:style-name="P9"><text:span text:style-name="T4">A 12 kg box sits a frictionless 10</text:span><text:span text:style-name="T6">°</text:span><text:span text:style-name="T8"> incline. <text:s/></text:span></text:p>
          <text:list>
            <text:list-item>
              <text:p text:style-name="P10">Draw a diagram of the situation: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4438121784305" text:continue-numbering="true" text:style-name="L1">
        <text:list-item>
          <text:list>
            <text:list-item>
              <text:p text:style-name="P10">What is the force of gravity acting on the box?</text:p>
            </text:list-item>
          </text:list>
        </text:list-item>
      </text:list>
      <text:p text:style-name="P4"/>
      <text:p text:style-name="P4"/>
      <text:p text:style-name="P4"/>
      <text:list xml:id="list74437063055715" text:continue-numbering="true" text:style-name="L1">
        <text:list-item>
          <text:list>
            <text:list-item>
              <text:p text:style-name="P10">What is the perpendicular component force of gravit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4437767231276" text:continue-numbering="true" text:style-name="L1">
        <text:list-item>
          <text:list>
            <text:list-item>
              <text:p text:style-name="P10">What is the parallel component force of gravity? 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4438257153953" text:continue-numbering="true" text:style-name="L1">
        <text:list-item>
          <text:list>
            <text:list-item>
              <text:p text:style-name="P10">What is the acceleration of the box? </text:p>
            </text:list-item>
          </text:list>
        </text:list-item>
      </text:list>
      <text:p text:style-name="P4"/>
      <text:p text:style-name="P4"/>
      <text:p text:style-name="P4"/>
      <text:p text:style-name="P2"/>
      <text:list xml:id="list74437418758654" text:continue-numbering="true" text:style-name="L1">
        <text:list-item>
          <text:p text:style-name="P12">A <text:span text:style-name="T12">5</text:span> kg box sits a<text:span text:style-name="T12">t rest on a </text:span><text:s/><text:span text:style-name="T12">25</text:span><text:span text:style-name="T5">°</text:span><text:span text:style-name="T7"> </text:span><text:span text:style-name="T9">inclined plane. </text:span></text:p>
          <text:list>
            <text:list-item>
              <text:p text:style-name="P10">Draw a diagram of the situation: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4437803693874" text:continue-numbering="true" text:style-name="L1">
        <text:list-item>
          <text:list>
            <text:list-item>
              <text:p text:style-name="P10">What is the normal force, and in what direc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4437212434063" text:continue-numbering="true" text:style-name="L1">
        <text:list-item>
          <text:list>
            <text:list-item>
              <text:p text:style-name="P10">What is the force of friction and in what directi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4438463900811" text:continue-numbering="true" text:style-name="L1">
        <text:list-item>
          <text:p text:style-name="P11"><text:soft-page-break/>A 750 kg car drives up a hill at a constant speed. </text:p>
          <text:list>
            <text:list-item>
              <text:p text:style-name="P11">What is the normal force acting on the car? 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4438436456548" text:continue-numbering="true" text:style-name="L1">
        <text:list-item>
          <text:list>
            <text:list-item>
              <text:p text:style-name="P11">How much force must the engine provide? </text:p>
            </text:list-item>
          </text:list>
        </text:list-item>
      </text:list>
      <text:p text:style-name="P5"/>
      <text:p text:style-name="P5"/>
      <text:p text:style-name="P7"/>
      <text:p text:style-name="P7"/>
      <text:list xml:id="list74437357364627" text:continue-numbering="true" text:style-name="L1">
        <text:list-item>
          <text:p text:style-name="P13">A 95 kg skier accelerates from rest down a frictionless slope that is inclined at <text:s/>37<text:span text:style-name="T5">°</text:span>. </text:p>
          <text:list>
            <text:list-item>
              <text:p text:style-name="P13">What are the parallel and perpendicular components of the gravitational force?</text:p>
            </text:list-item>
          </text:list>
        </text:list-item>
      </text:list>
      <text:p text:style-name="P3"/>
      <text:p text:style-name="P3"/>
      <text:p text:style-name="P3"/>
      <text:list xml:id="list74438303711552" text:continue-numbering="true" text:style-name="L1">
        <text:list-item>
          <text:list>
            <text:list-item>
              <text:p text:style-name="P13">How far does the skier travel in the first 3 seconds?</text:p>
            </text:list-item>
          </text:list>
        </text:list-item>
      </text:list>
      <text:p text:style-name="P3"/>
      <text:p text:style-name="P3"/>
      <text:p text:style-name="P3"/>
      <text:list xml:id="list74438583624461" text:continue-numbering="true" text:style-name="L1">
        <text:list-item>
          <text:list>
            <text:list-item>
              <text:p text:style-name="P13">What is the skier’s speed after the first 3 second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6"/>
      <text:list xml:id="list74436785954434" text:continue-numbering="true" text:style-name="L1">
        <text:list-item>
          <text:p text:style-name="P14"><text:span text:style-name="T7">A 1000 kg car accelerates up a hill at a rate of 2 m/s</text:span><text:span text:style-name="T3">2</text:span><text:span text:style-name="T7">. <text:s/></text:span><text:span text:style-name="T10">The engine delivers a force of 11475N. What is the angle of the hill? </text:span><text:span text:style-name="T11">(Assume friction is negligible). </text:span></text:p>
        </text:list-item>
      </text:list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4c6b1"/>
    </style:style>
    <style:style style:name="MT2" style:family="text">
      <style:text-properties style:text-position="super 58%" officeooo:rsid="0024c6b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draw:mime-type="image/png"/></draw:frame><draw:frame draw:style-name="Mfr1" draw:name="graphics1" text:anchor-type="paragraph" svg:x="0.0236in" svg:y="-0.4299in" svg:width="0.75in" svg:height="0.8in" draw:z-index="3"><draw:image xlink:href="Pictures/10000201000000EF00000100449980F754237323.png" xlink:type="simple" xlink:show="embed" xlink:actuate="onLoad" draw:mime-type="image/png"/></draw:frame><text:s text:c="21"/>Name:<text:tab/><text:tab/><text:date style:data-style-name="N37" text:date-value="2021-11-01T07:44:36.450269599" text:date-adjust="PT24H00M00S">11/02/21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5.04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2T07:35:47.009480544</meta:creation-date>
    <meta:editing-duration>PT24M35S</meta:editing-duration>
    <meta:editing-cycles>10</meta:editing-cycles>
    <meta:generator>LibreOffice/7.0.6.2$Linux_X86_64 LibreOffice_project/00$Build-2</meta:generator>
    <dc:date>2021-11-01T07:44:36.357896120</dc:date>
    <meta:document-statistic meta:table-count="0" meta:image-count="2" meta:object-count="0" meta:page-count="2" meta:paragraph-count="21" meta:word-count="225" meta:character-count="1174" meta:non-whitespace-character-count="941"/>
  </office:meta>
</office:document-meta>
</file>